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jan</text:p>
          </table:table-cell>
          <table:table-cell office:value-type="string" calcext:value-type="string">
            <text:p>Feb-mar</text:p>
          </table:table-cell>
          <table:table-cell office:value-type="string" calcext:value-type="string">
            <text:p>Apr-sep</text:p>
          </table:table-cell>
          <table:table-cell office:value-type="string" calcext:value-type="string">
            <text:p>Okt-dec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Lavlast</text:p>
          </table:table-cell>
          <table:table-cell office:value-type="string" calcext:value-type="string">
            <text:p>20-17</text:p>
          </table:table-cell>
          <table:table-cell table:number-columns-repeated="4" office:value-type="float" office:value="0.3754" calcext:value-type="float">
            <text:p>0,3754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Højlast</text:p>
          </table:table-cell>
          <table:table-cell office:value-type="string" calcext:value-type="string">
            <text:p>17-20</text:p>
          </table:table-cell>
          <table:table-cell table:number-columns-repeated="3" office:value-type="float" office:value="0.3754" calcext:value-type="float">
            <text:p>0,3754</text:p>
          </table:table-cell>
          <table:table-cell table:formula="of:=0.9564" office:value-type="float" office:value="0.9564" calcext:value-type="float">
            <text:p>0,9564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jan</text:p>
          </table:table-cell>
          <table:table-cell office:value-type="string" calcext:value-type="string">
            <text:p>Feb-mar</text:p>
          </table:table-cell>
          <table:table-cell office:value-type="string" calcext:value-type="string">
            <text:p>Apr-sep</text:p>
          </table:table-cell>
          <table:table-cell office:value-type="string" calcext:value-type="string">
            <text:p>Okt-dec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Lavlast</text:p>
          </table:table-cell>
          <table:table-cell office:value-type="string" calcext:value-type="string">
            <text:p>20-17</text:p>
          </table:table-cell>
          <table:table-cell table:formula="of:=[.D3]/1.25" office:value-type="float" office:value="0.30032" calcext:value-type="float">
            <text:p>0,30032</text:p>
          </table:table-cell>
          <table:table-cell table:formula="of:=[.E3]/1.25" office:value-type="float" office:value="0.30032" calcext:value-type="float">
            <text:p>0,30032</text:p>
          </table:table-cell>
          <table:table-cell table:formula="of:=[.F3]/1.25" office:value-type="float" office:value="0.30032" calcext:value-type="float">
            <text:p>0,30032</text:p>
          </table:table-cell>
          <table:table-cell table:formula="of:=[.G3]/1.25" office:value-type="float" office:value="0.30032" calcext:value-type="float">
            <text:p>0,30032</text:p>
          </table:table-cell>
        </table:table-row>
        <table:table-row table:style-name="ro1">
          <table:table-cell office:value-type="float" office:value="2022" calcext:value-type="float">
            <text:p>2022</text:p>
          </table:table-cell>
          <table:table-cell office:value-type="string" calcext:value-type="string">
            <text:p>Højlast</text:p>
          </table:table-cell>
          <table:table-cell office:value-type="string" calcext:value-type="string">
            <text:p>17-20</text:p>
          </table:table-cell>
          <table:table-cell table:formula="of:=[.D4]/1.25" office:value-type="float" office:value="0.30032" calcext:value-type="float">
            <text:p>0,30032</text:p>
          </table:table-cell>
          <table:table-cell table:formula="of:=[.E4]/1.25" office:value-type="float" office:value="0.30032" calcext:value-type="float">
            <text:p>0,30032</text:p>
          </table:table-cell>
          <table:table-cell table:formula="of:=[.F4]/1.25" office:value-type="float" office:value="0.30032" calcext:value-type="float">
            <text:p>0,30032</text:p>
          </table:table-cell>
          <table:table-cell table:formula="of:=[.G4]/1.25" office:value-type="float" office:value="0.76512" calcext:value-type="float">
            <text:p>0,76512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Lavlast</text:p>
          </table:table-cell>
          <table:table-cell office:value-type="string" calcext:value-type="string">
            <text:p>00-06</text:p>
          </table:table-cell>
          <table:table-cell office:value-type="float" office:value="0.2126" calcext:value-type="float">
            <text:p>0,2126</text:p>
          </table:table-cell>
          <table:table-cell table:number-columns-repeated="3" office:value-type="float" office:value="0.2296" calcext:value-type="float">
            <text:p>0,2296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Højlast</text:p>
          </table:table-cell>
          <table:table-cell office:value-type="string" calcext:value-type="string">
            <text:p>06-17</text:p>
          </table:table-cell>
          <table:table-cell office:value-type="float" office:value="0.6379" calcext:value-type="float">
            <text:p>0,6379</text:p>
          </table:table-cell>
          <table:table-cell office:value-type="float" office:value="0.6889" calcext:value-type="float">
            <text:p>0,6889</text:p>
          </table:table-cell>
          <table:table-cell office:value-type="float" office:value="0.3444" calcext:value-type="float">
            <text:p>0,3444</text:p>
          </table:table-cell>
          <table:table-cell office:value-type="float" office:value="0.6889" calcext:value-type="float">
            <text:p>0,6889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Spidslast</text:p>
          </table:table-cell>
          <table:table-cell office:value-type="string" calcext:value-type="string">
            <text:p>17-21</text:p>
          </table:table-cell>
          <table:table-cell office:value-type="float" office:value="1.9135" calcext:value-type="float">
            <text:p>1,9135</text:p>
          </table:table-cell>
          <table:table-cell office:value-type="float" office:value="2.0666" calcext:value-type="float">
            <text:p>2,0666</text:p>
          </table:table-cell>
          <table:table-cell office:value-type="float" office:value="0.8955" calcext:value-type="float">
            <text:p>0,8955</text:p>
          </table:table-cell>
          <table:table-cell office:value-type="float" office:value="2.0666" calcext:value-type="float">
            <text:p>2,0666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Højlast</text:p>
          </table:table-cell>
          <table:table-cell office:value-type="string" calcext:value-type="string">
            <text:p>21-00</text:p>
          </table:table-cell>
          <table:table-cell office:value-type="float" office:value="0.6379" calcext:value-type="float">
            <text:p>0,6379</text:p>
          </table:table-cell>
          <table:table-cell office:value-type="float" office:value="0.6889" calcext:value-type="float">
            <text:p>0,6889</text:p>
          </table:table-cell>
          <table:table-cell office:value-type="float" office:value="0.3444" calcext:value-type="float">
            <text:p>0,3444</text:p>
          </table:table-cell>
          <table:table-cell office:value-type="float" office:value="0.6889" calcext:value-type="float">
            <text:p>0,6889</text:p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Lavlast</text:p>
          </table:table-cell>
          <table:table-cell office:value-type="string" calcext:value-type="string">
            <text:p>00-06</text:p>
          </table:table-cell>
          <table:table-cell table:formula="of:=[.D13]/1.25" office:value-type="float" office:value="0.17008" calcext:value-type="float">
            <text:p>0,17008</text:p>
          </table:table-cell>
          <table:table-cell table:formula="of:=[.E13]/1.25" office:value-type="float" office:value="0.18368" calcext:value-type="float">
            <text:p>0,18368</text:p>
          </table:table-cell>
          <table:table-cell table:formula="of:=[.F13]/1.25" office:value-type="float" office:value="0.18368" calcext:value-type="float">
            <text:p>0,18368</text:p>
          </table:table-cell>
          <table:table-cell table:formula="of:=[.G13]/1.25" office:value-type="float" office:value="0.18368" calcext:value-type="float">
            <text:p>0,18368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Højlast</text:p>
          </table:table-cell>
          <table:table-cell office:value-type="string" calcext:value-type="string">
            <text:p>06-17</text:p>
          </table:table-cell>
          <table:table-cell table:formula="of:=[.D14]/1.25" office:value-type="float" office:value="0.51032" calcext:value-type="float">
            <text:p>0,51032</text:p>
          </table:table-cell>
          <table:table-cell table:formula="of:=[.E14]/1.25" office:value-type="float" office:value="0.55112" calcext:value-type="float">
            <text:p>0,55112</text:p>
          </table:table-cell>
          <table:table-cell table:formula="of:=[.F14]/1.25" office:value-type="float" office:value="0.27552" calcext:value-type="float">
            <text:p>0,27552</text:p>
          </table:table-cell>
          <table:table-cell table:formula="of:=[.G14]/1.25" office:value-type="float" office:value="0.55112" calcext:value-type="float">
            <text:p>0,55112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Spidslast</text:p>
          </table:table-cell>
          <table:table-cell office:value-type="string" calcext:value-type="string">
            <text:p>17-21</text:p>
          </table:table-cell>
          <table:table-cell table:formula="of:=[.D15]/1.25" office:value-type="float" office:value="1.5308" calcext:value-type="float">
            <text:p>1,5308</text:p>
          </table:table-cell>
          <table:table-cell table:formula="of:=[.E15]/1.25" office:value-type="float" office:value="1.65328" calcext:value-type="float">
            <text:p>1,65328</text:p>
          </table:table-cell>
          <table:table-cell table:formula="of:=[.F15]/1.25" office:value-type="float" office:value="0.7164" calcext:value-type="float">
            <text:p>0,7164</text:p>
          </table:table-cell>
          <table:table-cell table:formula="of:=[.G15]/1.25" office:value-type="float" office:value="1.65328" calcext:value-type="float">
            <text:p>1,65328</text:p>
          </table:table-cell>
        </table:table-row>
        <table:table-row table:style-name="ro1">
          <table:table-cell office:value-type="float" office:value="2023" calcext:value-type="float">
            <text:p>2023</text:p>
          </table:table-cell>
          <table:table-cell office:value-type="string" calcext:value-type="string">
            <text:p>Højlast</text:p>
          </table:table-cell>
          <table:table-cell office:value-type="string" calcext:value-type="string">
            <text:p>21-00</text:p>
          </table:table-cell>
          <table:table-cell table:formula="of:=[.D16]/1.25" office:value-type="float" office:value="0.51032" calcext:value-type="float">
            <text:p>0,51032</text:p>
          </table:table-cell>
          <table:table-cell table:formula="of:=[.E16]/1.25" office:value-type="float" office:value="0.55112" calcext:value-type="float">
            <text:p>0,55112</text:p>
          </table:table-cell>
          <table:table-cell table:formula="of:=[.F16]/1.25" office:value-type="float" office:value="0.27552" calcext:value-type="float">
            <text:p>0,27552</text:p>
          </table:table-cell>
          <table:table-cell table:formula="of:=[.G16]/1.25" office:value-type="float" office:value="0.55112" calcext:value-type="float">
            <text:p>0,551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a" fo:country="DK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1T11:07:48.730138266</meta:creation-date>
    <dc:date>2022-12-11T22:39:54.073800165</dc:date>
    <meta:editing-duration>PT11H32M6S</meta:editing-duration>
    <meta:editing-cycles>1</meta:editing-cycles>
    <meta:document-statistic meta:table-count="1" meta:cell-count="92" meta:object-count="0"/>
    <meta:generator>LibreOffice/7.4.2.3$Linux_X86_64 LibreOffice_project/40$Build-3</meta:generator>
  </office:meta>
</office:document-meta>
</file>